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 office:value-type="string" calcext:value-type="string">
            <text:p>+/- 10 mm is ok</text:p>
          </table:table-cell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22:31:39.6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12-27T15:50:27.700000000</dc:date>
    <meta:editing-duration>P101DT20H54M28S</meta:editing-duration>
    <meta:editing-cycles>79</meta:editing-cycles>
    <meta:generator>LibreOffice/4.3.3.2$Windows_x86 LibreOffice_project/9bb7eadab57b6755b1265afa86e04bf45fbfc644</meta:generator>
    <meta:printed-by>Marty Rice</meta:printed-by>
    <meta:print-date>2014-10-31T20:38:13.956709794</meta:print-date>
    <meta:document-statistic meta:table-count="1" meta:cell-count="308" meta:object-count="0"/>
  </office:meta>
</office:document-meta>
</file>